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fill-color="#ffffff" draw:auto-grow-height="true" fo:min-height="3.506cm"/>
    </style:style>
    <style:style style:name="pr2" style:family="presentation" style:parent-style-name="oranssi-outline1">
      <style:graphic-properties draw:fill-color="#ffffff" draw:auto-grow-height="true"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fill-color="#ffffff" draw:auto-grow-height="true" fo:min-height="1.52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2.4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start" fo:text-indent="-0.9cm"/>
    </style:style>
    <style:style style:name="P5" style:family="paragraph">
      <style:text-properties fo:font-size="28.1000003814697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26.5pt" style:font-size-asian="226.5pt" style:font-size-complex="226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2" draw:layer="layout" svg:width="25.199cm" svg:height="13.859cm" svg:x="1.4cm" svg:y="5.814cm" presentation:class="outline" presentation:user-transformed="true">
          <draw:text-box>
            <text:p text:style-name="P2"/>
            <text:p text:style-name="P2"/>
            <text:p text:style-name="P2">Anže Pečar</text:p>
            <text:p text:style-name="P2">Miha Zidar</text:p>
            <text:p text:style-name="P2">Matic Potočnik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1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1cm" svg:y="5.814cm" presentation:class="outline" presentation:user-transformed="true">
          <draw:text-box>
            <text:list text:style-name="L2">
              <text:list-item>
                <text:p text:style-name="P4">Prepoznamo geste miške</text:p>
              </text:list-item>
              <text:list-item>
                <text:p text:style-name="P4">Izvedemo akcije glede na geste</text:p>
                <text:p text:style-name="P4"/>
              </text:list-item>
              <text:list-item>
                <text:p text:style-name="P4">Omogoča boljšo interakcijo z računalnikom</text:p>
              </text:list-item>
            </text:list>
          </draw:text-box>
        </draw:frame>
        <draw:frame presentation:style-name="pr4" draw:text-style-name="P1" draw:layer="layout" svg:width="25.199cm" svg:height="1.528cm" svg:x="1.402cm" svg:y="18.915cm" presentation:class="title" presentation:user-transformed="true">
          <draw:text-box>
            <text:p text:style-name="P1"><text:span text:style-name="T2">o sistemu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2cm" svg:y="5.814cm" presentation:class="outline" presentation:user-transformed="true">
          <draw:text-box>
            <text:list text:style-name="L2">
              <text:list-item>
                <text:p text:style-name="P4"><text:span text:style-name="T3">Python</text:span></text:p>
              </text:list-item>
              <text:list-item>
                <text:p text:style-name="P4"><text:span text:style-name="T3">GTK</text:span></text:p>
              </text:list-item>
              <text:list-item>
                <text:p text:style-name="P4"><text:span text:style-name="T3">IndicatorApplet</text:span></text:p>
              </text:list-item>
              <text:list-item>
                <text:p text:style-name="P4"><text:span text:style-name="T3">Xlib</text:span></text:p>
              </text:list-item>
            </text:list>
          </draw:text-box>
        </draw:frame>
        <draw:frame presentation:style-name="pr4" draw:text-style-name="P1" draw:layer="layout" svg:width="25.199cm" svg:height="1.528cm" svg:x="1.403cm" svg:y="18.915cm" presentation:class="title" presentation:user-transformed="true">
          <draw:text-box>
            <text:p text:style-name="P1"><text:span text:style-name="T2">tehnologije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2cm" svg:y="5.814cm" presentation:class="outline" presentation:user-transformed="true">
          <draw:text-box>
            <text:list text:style-name="L2">
              <text:list-item>
                <text:p text:style-name="P4">Zajem tipk in premikov miške (XLib)</text:p>
              </text:list-item>
              <text:list-item>
                <text:p text:style-name="P4">Uporabniški vmesnik (GTK, IndicatorApplet)</text:p>
              </text:list-item>
              <text:list-item>
                <text:p text:style-name="P4">Prepoznavanje gest</text:p>
              </text:list-item>
              <text:list-item>
                <text:p text:style-name="P4">Izvedba akcij (Shell in XLib)</text:p>
              </text:list-item>
            </text:list>
          </draw:text-box>
        </draw:frame>
        <draw:frame presentation:style-name="pr4" draw:text-style-name="P1" draw:layer="layout" svg:width="25.199cm" svg:height="1.528cm" svg:x="1.403cm" svg:y="18.915cm" presentation:class="title" presentation:user-transformed="true">
          <draw:text-box>
            <text:p text:style-name="P1"><text:span text:style-name="T2">implementacija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5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2cm" svg:y="5.814cm" presentation:class="outline" presentation:user-transformed="true">
          <draw:text-box>
            <text:list text:style-name="L2">
              <text:list-item>
                <text:p text:style-name="P4">Kako kot neaktiven program zajeti tipke in miško?</text:p>
                <text:list>
                  <text:list-item>
                    <text:p text:style-name="P6">Keylogger</text:p>
                  </text:list-item>
                </text:list>
              </text:list-item>
              <text:list-item>
                <text:p text:style-name="P4">Kako prepoznati geste?</text:p>
                <text:list>
                  <text:list-item>
                    <text:p text:style-name="P6">Lasten algoritem</text:p>
                  </text:list-item>
                </text:list>
              </text:list-item>
              <text:list-item>
                <text:p text:style-name="P4">Kako integrirati vmesnik v Linux?</text:p>
                <text:list>
                  <text:list-item>
                    <text:p text:style-name="P6">Tray ikona, GTK, IndicatorApplet</text:p>
                  </text:list-item>
                </text:list>
              </text:list-item>
              <text:list-item>
                <text:p text:style-name="P4">Kako npr. minimizirati neko okno?</text:p>
                <text:list>
                  <text:list-item>
                    <text:p text:style-name="P6">XLib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.528cm" svg:x="1.403cm" svg:y="18.915cm" presentation:class="title" presentation:user-transformed="true">
          <draw:text-box>
            <text:p text:style-name="P1"><text:span text:style-name="T2">problemi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5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6" draw:text-style-name="P7" draw:layer="layout" svg:width="25.199cm" svg:height="12.423cm" svg:x="1.4cm" svg:y="6.35cm" presentation:class="outline" presentation:user-transformed="true">
          <draw:text-box>
            <text:p text:style-name="P7"><text:span text:style-name="T4">DEMO</text:span></text:p>
          </draw:text-box>
        </draw:frame>
        <draw:frame presentation:style-name="pr1" draw:text-style-name="P1" draw:layer="layout" svg:width="25.199cm" svg:height="3.506cm" svg:x="1.403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6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3T07:41:22</meta:creation-date>
    <dc:language>fi-FI</dc:language>
    <meta:editing-cycles>4</meta:editing-cycles>
    <meta:editing-duration>PT35M32S</meta:editing-duration>
    <dc:date>2011-05-13T10:53:25</dc:date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